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14FD1D46C4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8a8a" draw:fill="solid" draw:fill-color="#1c2c42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text-style-name="P1" draw:layer="layout" svg:width="18.999cm" svg:height="8.148cm" svg:x="2.797cm" svg:y="1.757cm">
          <draw:image xlink:href="Pictures/100000000000030D0000014FD1D46C45.png" xlink:type="simple" xlink:show="embed" xlink:actuate="onLoad">
            <text:p/>
          </draw:image>
        </draw:frame>
        <draw:custom-shape draw:style-name="gr2" draw:text-style-name="P2" draw:layer="layout" svg:width="0.8cm" svg:height="0.8cm" svg:x="9.997cm" svg:y="1.80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097cm" svg:y="3.20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7cm" svg:y1="4.6cm" svg:x2="4.497cm" svg:y2="4.505cm">
          <text:p/>
        </draw:line>
        <draw:line draw:style-name="gr3" draw:text-style-name="P1" draw:layer="layout" svg:x1="4.497cm" svg:y1="3.205cm" svg:x2="4.497cm" svg:y2="4.505cm">
          <text:p/>
        </draw:line>
        <draw:line draw:style-name="gr3" draw:text-style-name="P1" draw:layer="layout" svg:x1="16.697cm" svg:y1="3.205cm" svg:x2="16.7cm" svg:y2="4.6cm">
          <text:p/>
        </draw:line>
        <draw:custom-shape draw:style-name="gr2" draw:text-style-name="P2" draw:layer="layout" svg:width="0.8cm" svg:height="0.8cm" svg:x="18.097cm" svg:y="1.905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0.697cm" svg:y="1.90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0.497cm" svg:y="6.90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9.997cm" svg:y="4.10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02T16:58:12.378969856</dc:date>
    <dc:creator>Volkan Gezer</dc:creator>
    <meta:generator>LibreOffice/4.1.3.2$Linux_X86_64 LibreOffice_project/410m0$Build-2</meta:generator>
    <meta:editing-duration>PT43S</meta:editing-duration>
    <meta:editing-cycles>3</meta:editing-cycles>
    <meta:document-statistic meta:object-count="10"/>
  </office:meta>
</office:document-meta>
</file>